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0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1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2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8"/>
      <text:p text:style-name="P18">Si no s'indica una altra cosa, el format d'enntrega de tasques és en document PDF.</text:p>
      <text:p text:style-name="P3"/>
      <text:p text:style-name="P12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8876561180773303050" text:style-name="L1">
        <text:list-item>
          <text:p text:style-name="P24">Nom </text:p>
        </text:list-item>
        <text:list-item>
          <text:p text:style-name="P24">Sistema operatiu del PC utilitzat a casa</text:p>
        </text:list-item>
      </text:list>
      <text:p text:style-name="P19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3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0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4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1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5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22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6"/>
      <text:p text:style-name="P23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0"/>
      <text:p text:style-name="P10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0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7"/>
      <text:p text:style-name="P17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apunts/unitat_3_serie_paralelo/tasca_6.pdf"><text:span text:style-name="T11">exercicis</text:span></text:a>.</text:p>
      <text:p text:style-name="P11"/>
      <text:p text:style-name="P11"/>
      <text:p text:style-name="P11">Entregar en format pdf.<text:line-break/><text:line-break/>Indicar el nom en el full amb la tarea.</text:p>
      <text:p text:style-name="P11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9"/>
      <text:p text:style-name="P27">Tasca <text:span text:style-name="T12">7</text:span>:</text:p>
      <text:p text:style-name="P26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7.pdf"><text:span text:style-name="T5">exercici</text:span></text:a><text:span text:style-name="T5">.</text:span></text:p>
      <text:p text:style-name="P28"/>
      <text:p text:style-name="P26">El termini d'entrega és di<text:span text:style-name="T6">lluns</text:span> <text:span text:style-name="T12">28</text:span>/<text:span text:style-name="T5">10</text:span>/24 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7T07:29:44.767202682</dc:date>
    <meta:editing-duration>PT5M20S</meta:editing-duration>
    <meta:editing-cycles>18</meta:editing-cycles>
    <meta:document-statistic meta:table-count="0" meta:image-count="0" meta:object-count="0" meta:page-count="2" meta:paragraph-count="28" meta:word-count="295" meta:character-count="1847" meta:non-whitespace-character-count="1574"/>
  </office:meta>
</office:document-meta>
</file>